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87fb" officeooo:paragraph-rsid="001587fb"/>
    </style:style>
    <style:style style:name="P2" style:family="paragraph" style:parent-style-name="Standard">
      <style:text-properties officeooo:rsid="0015fcb9" officeooo:paragraph-rsid="0015fcb9"/>
    </style:style>
    <style:style style:name="P3" style:family="paragraph" style:parent-style-name="Standard">
      <style:text-properties fo:color="#000000" style:font-name="Monospace" fo:font-size="10pt" officeooo:rsid="0015fcb9" officeooo:paragraph-rsid="0015fcb9" fo:background-color="#e8f2fe" style:font-size-asian="10pt"/>
    </style:style>
    <style:style style:name="P4" style:family="paragraph" style:parent-style-name="Standard">
      <style:text-properties officeooo:rsid="00177be6" officeooo:paragraph-rsid="00177be6"/>
    </style:style>
    <style:style style:name="P5" style:family="paragraph" style:parent-style-name="Standard">
      <style:text-properties officeooo:rsid="00192943" officeooo:paragraph-rsid="00192943"/>
    </style:style>
    <style:style style:name="P6" style:family="paragraph" style:parent-style-name="Standard">
      <style:text-properties officeooo:rsid="00192943" officeooo:paragraph-rsid="0019d930"/>
    </style:style>
    <style:style style:name="P7" style:family="paragraph" style:parent-style-name="Standard">
      <style:text-properties officeooo:rsid="00192943" officeooo:paragraph-rsid="001d7d22"/>
    </style:style>
    <style:style style:name="P8" style:family="paragraph" style:parent-style-name="Standard">
      <style:text-properties officeooo:rsid="00192943" officeooo:paragraph-rsid="001d7d22"/>
    </style:style>
    <style:style style:name="T1" style:family="text">
      <style:text-properties fo:color="#000000" style:font-name="Monospace" fo:font-size="10pt" fo:background-color="#e8f2fe" loext:char-shading-value="0" style:font-size-asian="10pt"/>
    </style:style>
    <style:style style:name="T2" style:family="text">
      <style:text-properties officeooo:rsid="00195468"/>
    </style:style>
    <style:style style:name="T3" style:family="text">
      <style:text-properties officeooo:rsid="0019d930"/>
    </style:style>
    <style:style style:name="T4" style:family="text">
      <style:text-properties officeooo:rsid="001b7ecc"/>
    </style:style>
    <style:style style:name="T5" style:family="text">
      <style:text-properties officeooo:rsid="001b7f28"/>
    </style:style>
    <style:style style:name="T6" style:family="text">
      <style:text-properties officeooo:rsid="001d7d22"/>
    </style:style>
    <style:style style:name="T7" style:family="text">
      <style:text-properties officeooo:rsid="001e20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CIONES DOCKER:<text:line-break/></text:p>
      <text:p text:style-name="P2">Levantar mysql en el puerto 3306:<text:line-break/><text:span text:style-name="T1">sudo docker run --name mysql1 -e MYSQL_ROOT_PASSWORD=password -d -p 3306:3306 mysql</text:span></text:p>
      <text:p text:style-name="P3"/>
      <text:p text:style-name="P3">Abrir una terminal para crear la base de datos our_project</text:p>
      <text:p text:style-name="P2">sudo docker exec -it mysql1 /bin/sh</text:p>
      <text:p text:style-name="P2"/>
      <text:p text:style-name="P4">luego creamos la base de datos ourProject aunque en teoria deberia ir luego </text:p>
      <text:p text:style-name="P4"/>
      <text:p text:style-name="P4"/>
      <text:p text:style-name="P5">COMPILAR EL PROYECTO DE JAVA</text:p>
      <text:p text:style-name="P5">Ejecutar eso en la carpeta donde este el proyecto</text:p>
      <text:p text:style-name="P5"><text:span text:style-name="Source_20_Text"><text:span text:style-name="T2">sudo </text:span></text:span><text:span text:style-name="Source_20_Text">docker run --rm -v "$PWD":/data -w /data maven mvn package</text:span></text:p>
      <text:p text:style-name="P5"><text:span text:style-name="Source_20_Text"/></text:p>
      <text:p text:style-name="P6"><text:span text:style-name="Source_20_Text"><text:span text:style-name="T3">Crear el docker de la aplicación:<text:line-break/>crear una carpeta donde se va a realizar el proceso de crear el docker </text:span></text:span></text:p>
      <text:p text:style-name="P6"><text:span text:style-name="Source_20_Text"><text:span text:style-name="T3">En esa carperta ubicamos el DockerFile y los ficheros que vamos a querer copiar</text:span></text:span></text:p>
      <text:p text:style-name="P6"><text:span text:style-name="Source_20_Text"><text:span text:style-name="T3">una vez hecho ejecutar :sudo docker build <text:s/>nombre de la carpeta donde tenemos todo </text:span></text:span></text:p>
      <text:p text:style-name="P6"><text:span text:style-name="Source_20_Text"><text:span text:style-name="T3">ej:</text:span></text:span></text:p>
      <text:p text:style-name="P6"><text:span text:style-name="Source_20_Text"/></text:p>
      <text:p text:style-name="P6"><text:span text:style-name="Source_20_Text">sudo docker build -</text:span><text:span text:style-name="Source_20_Text"><text:span text:style-name="T4">t</text:span></text:span><text:span text:style-name="Source_20_Text"> </text:span><text:span text:style-name="Source_20_Text"><text:span text:style-name="T5">ourproject </text:span></text:span><text:span text:style-name="Source_20_Text">dockerourproject </text:span></text:p>
      <text:p text:style-name="P6"><text:span text:style-name="Source_20_Text"/></text:p>
      <text:p text:style-name="P7"><text:span text:style-name="Source_20_Text"><text:span text:style-name="T6">sudo docker run -p 8443:8443 ourproject</text:span></text:span></text:p>
      <text:p text:style-name="P7"><text:span text:style-name="Source_20_Text"/></text:p>
      <text:p text:style-name="P7"><text:span text:style-name="Source_20_Text">-</text:span><text:span text:style-name="Source_20_Text"><text:span text:style-name="T7">e nombre la variable : NOMBREMAYUS_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20:03:45.794649100</meta:creation-date>
    <dc:date>2020-04-28T20:06:12.446882789</dc:date>
    <meta:editing-duration>PT7H59M1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42" meta:character-count="842" meta:non-whitespace-character-count="711"/>
  </office:meta>
</office:document-meta>
</file>